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695d46"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26cm" svg:stroke-color="#695d46"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a2c4c9"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95d46" draw:stroke-linejoin="round" draw:fill="solid" draw:fill-color="#008672"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95d46" draw:stroke-linejoin="round" draw:fill="solid" draw:fill-color="#b3a77d"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solid" draw:fill-color="#d9d9d9"/>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solid" draw:fill-color="#fff2cc"/>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solid" draw:fill-color="#d9ead3"/>
      <style:paragraph-properties fo:text-align="start" style:font-independent-line-spacing="true"/>
      <style:text-properties fo:font-size="14pt"/>
    </style:style>
    <style:style style:name="P1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15%" fo:text-align="start" fo:text-indent="0cm" style:writing-mode="lr-tb"/>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cm" fo:margin-bottom="0.564cm" fo:line-height="115%" fo:text-align="start" fo:text-indent="0cm" style:writing-mode="lr-tb"/>
    </style:style>
    <style:style style:name="P17" style:family="paragraph">
      <loext:graphic-properties draw:fill="solid" draw:fill-color="#a2c4c9"/>
      <style:paragraph-properties fo:text-align="start" style:font-independent-line-spacing="true"/>
      <style:text-properties fo:font-size="14pt"/>
    </style:style>
    <style:style style:name="P18" style:family="paragraph">
      <style:paragraph-properties fo:margin-left="0cm" fo:margin-right="0cm" fo:margin-top="0.564cm" fo:margin-bottom="0cm" fo:line-height="115%" fo:text-align="start" fo:text-indent="0cm" style:writing-mode="lr-tb"/>
    </style:style>
    <style:style style:name="P19" style:family="paragraph">
      <loext:graphic-properties draw:fill="solid" draw:fill-color="#008672"/>
      <style:paragraph-properties fo:text-align="start" style:font-independent-line-spacing="true"/>
      <style:text-properties fo:font-size="14pt"/>
    </style:style>
    <style:style style:name="P20" style:family="paragraph">
      <style:paragraph-properties fo:margin-left="0cm" fo:margin-right="0.282cm" fo:margin-top="0cm" fo:margin-bottom="0cm" fo:line-height="130%" fo:text-align="start" fo:text-indent="-0.246cm" style:writing-mode="lr-tb">
        <style:tab-stops>
          <style:tab-stop style:position="0cm"/>
        </style:tab-stops>
      </style:paragraph-properties>
    </style:style>
    <style:style style:name="P21" style:family="paragraph">
      <style:paragraph-properties fo:margin-left="0cm" fo:margin-right="0.282cm" fo:margin-top="0.071cm" fo:margin-bottom="0cm" fo:line-height="130%" fo:text-align="start" fo:text-indent="0cm" style:writing-mode="lr-tb">
        <style:tab-stops>
          <style:tab-stop style:position="0cm"/>
        </style:tab-stops>
      </style:paragraph-properties>
    </style:style>
    <style:style style:name="P22" style:family="paragraph">
      <style:paragraph-properties fo:margin-left="0cm" fo:margin-right="0cm" fo:margin-top="0.071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282cm" fo:margin-top="0.564cm" fo:margin-bottom="0cm" fo:line-height="130%" fo:text-align="start" fo:text-indent="0cm" style:writing-mode="lr-tb">
        <style:tab-stops>
          <style:tab-stop style:position="0cm"/>
        </style:tab-stops>
      </style:paragraph-properties>
    </style:style>
    <style:style style:name="P24" style:family="paragraph">
      <style:paragraph-properties fo:margin-left="0cm" fo:margin-right="0.282cm" fo:margin-top="0.071cm" fo:margin-bottom="0cm" fo:line-height="130%" fo:text-align="end" fo:text-indent="0.282cm" style:writing-mode="lr-tb">
        <style:tab-stops>
          <style:tab-stop style:position="0cm"/>
        </style:tab-stops>
      </style:paragraph-properties>
    </style:style>
    <style:style style:name="P25" style:family="paragraph">
      <style:paragraph-properties fo:margin-left="0cm" fo:margin-right="0cm" fo:margin-top="0.071cm" fo:margin-bottom="0.564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end" fo:text-indent="-2.186cm" style:writing-mode="lr-tb">
        <style:tab-stops>
          <style:tab-stop style:position="0cm"/>
        </style:tab-stops>
      </style:paragraph-properties>
    </style:style>
    <style:style style:name="P27" style:family="paragraph">
      <style:paragraph-properties fo:margin-left="0cm" fo:margin-right="0cm" fo:margin-top="0cm" fo:margin-bottom="0cm" fo:line-height="115%" fo:text-align="end" fo:text-indent="-0.246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2.186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start" fo:text-indent="-0.246cm" style:writing-mode="lr-tb">
        <style:tab-stops>
          <style:tab-stop style:position="0cm"/>
        </style:tab-stops>
      </style:paragraph-properties>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32" style:family="paragraph">
      <loext:graphic-properties draw:fill="solid" draw:fill-color="#b3a77d"/>
      <style:paragraph-properties fo:text-align="start" style:font-independent-line-spacing="true"/>
      <style:text-properties fo:font-size="14pt"/>
    </style:style>
    <style:style style:name="T1" style:family="text">
      <style:text-properties fo:font-variant="normal" fo:text-transform="none" fo:color="#ef6c00" style:text-line-through-style="none" style:text-line-through-type="none" style:text-position="0% 100%" style:font-name="PT Sans Narrow" fo:font-size="54pt" fo:letter-spacing="normal" fo:font-style="italic" style:text-underline-style="none" fo:font-weight="bold" style:font-name-asian="PT Sans Narrow" style:font-size-asian="54pt" style:font-style-asian="italic" style:font-weight-asian="bold" style:font-name-complex="PT Sans Narrow" style:font-size-complex="54pt" style:font-style-complex="italic" style:font-weight-complex="bold"/>
    </style:style>
    <style:style style:name="T2" style:family="text">
      <style:text-properties fo:font-variant="normal" fo:text-transform="none" fo:color="#ef6c00" style:text-line-through-style="none" style:text-line-through-type="none" style:text-position="0% 100%" style:font-name="PT Sans Narrow" fo:font-size="54pt" fo:letter-spacing="normal"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3" style:family="text">
      <style:text-properties fo:font-variant="normal" fo:text-transform="none" fo:color="#695d46"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ce93d8"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7"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8" style:family="text">
      <style:text-properties fo:font-variant="normal" fo:text-transform="none" fo:color="#695d46"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9" style:family="text">
      <style:text-properties fo:font-variant="normal" fo:text-transform="none" fo:color="#ce93d8" style:text-line-through-style="none" style:text-line-through-type="none" style:text-position="0% 100%" style:font-name="Open Sans" fo:font-size="14pt" fo:letter-spacing="normal" fo:font-style="normal" style:text-underline-style="solid" style:text-underline-width="auto" style:text-underline-color="font-color" fo:font-weight="normal" style:font-name-asian="Open Sans" style:font-size-asian="14pt" style:font-style-asian="normal" style:font-weight-asian="normal" style:font-name-complex="Open Sans" style:font-size-complex="14pt" style:font-style-complex="normal" style:font-weight-complex="normal"/>
    </style:style>
    <style:style style:name="T10"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24292e"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2" style:family="text">
      <style:text-properties fo:font-variant="normal" fo:text-transform="none" fo:color="#24292e"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ce93d8"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14" style:family="text">
      <style:text-properties fo:font-variant="normal" fo:text-transform="none" fo:color="#ce93d8" style:text-line-through-style="none" style:text-line-through-type="none" style:text-position="0% 100%" style:font-name="Arial" fo:font-size="12pt" fo:letter-spacing="normal" fo:font-style="italic" style:text-underline-style="solid" style:text-underline-width="auto" style:text-underline-color="font-color" fo:font-weight="normal" style:font-name-asian="Arial" style:font-size-asian="12pt" style:font-style-asian="italic" style:font-weight-asian="normal" style:font-name-complex="Arial" style:font-size-complex="12pt" style:font-style-complex="italic" style:font-weight-complex="normal"/>
    </style:style>
    <style:style style:name="T15"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695d46" style:text-line-through-style="none" style:text-line-through-type="none" style:text-position="0% 100%" style:font-name="Open Sans" fo:font-size="15pt" fo:letter-spacing="normal" fo:font-style="normal" style:text-underline-style="none" fo:font-weight="normal" style:font-name-asian="Open Sans" style:font-size-asian="15pt" style:font-style-asian="normal" style:font-weight-asian="normal" style:font-name-complex="Open Sans" style:font-size-complex="15pt" style:font-style-complex="normal" style:font-weight-complex="normal"/>
    </style:style>
    <style:style style:name="T19" style:family="text">
      <style:text-properties fo:font-variant="normal" fo:text-transform="none" fo:color="#ce93d8" style:text-line-through-style="none" style:text-line-through-type="none" style:text-position="0% 100%" style:font-name="Open Sans" fo:font-size="15pt" fo:letter-spacing="normal" fo:font-style="normal" style:text-underline-style="solid" style:text-underline-width="auto" style:text-underline-color="font-color" fo:font-weight="normal" style:font-name-asian="Open Sans" style:font-size-asian="15pt" style:font-style-asian="normal" style:font-weight-asian="normal" style:font-name-complex="Open Sans" style:font-size-complex="15pt" style:font-style-complex="normal" style:font-weight-complex="normal"/>
    </style:style>
    <style:style style:name="T20" style:family="text">
      <style:text-properties fo:font-variant="normal" fo:text-transform="none" fo:color="#695d46" style:text-line-through-style="solid" style:text-line-through-type="singl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1" style:family="text">
      <style:text-properties fo:font-variant="normal" fo:text-transform="none" fo:color="#ce93d8"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22" style:family="text">
      <style:text-properties fo:font-variant="normal" fo:text-transform="none" fo:color="#0366d6"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695d46" style:text-line-through-style="none" style:text-line-through-type="none" style:text-position="0% 100%" style:font-name="Open Sans" fo:font-size="21pt" fo:letter-spacing="normal" fo:font-style="normal" style:text-underline-style="none" fo:font-weight="normal" style:font-name-asian="Open Sans" style:font-size-asian="21pt" style:font-style-asian="normal" style:font-weight-asian="normal" style:font-name-complex="Open Sans" style:font-size-complex="21pt" style:font-style-complex="normal" style:font-weight-complex="normal"/>
    </style:style>
    <style:style style:name="T25" style:family="text">
      <style:text-properties fo:font-variant="normal" fo:text-transform="none" fo:color="#695d46" style:text-line-through-style="none" style:text-line-through-type="none" style:text-position="0% 100%" style:font-name="Open Sans" fo:font-size="21pt" fo:letter-spacing="normal" fo:font-style="normal" style:text-underline-style="none" fo:font-weight="bold" style:font-name-asian="Open Sans" style:font-size-asian="21pt" style:font-style-asian="normal" style:font-weight-asian="bold" style:font-name-complex="Open Sans" style:font-size-complex="21pt" style:font-style-complex="normal" style:font-weight-complex="bold"/>
    </style:style>
    <style:style style:name="T26" style:family="text">
      <style:text-properties fo:font-variant="normal" fo:text-transform="none" fo:color="#ce93d8" style:text-line-through-style="none" style:text-line-through-type="none" style:text-position="0% 100%" style:font-name="Arial" fo:font-size="14pt" fo:letter-spacing="normal" fo:font-style="italic" style:text-underline-style="solid" style:text-underline-width="auto" style:text-underline-color="font-color" fo:font-weight="normal" style:font-name-asian="Arial" style:font-size-asian="14pt" style:font-style-asian="italic" style:font-weight-asian="normal" style:font-name-complex="Arial" style:font-size-complex="14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8" style:family="text">
      <style:text-properties fo:font-variant="normal" fo:text-transform="none" fo:color="#747f8d"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29" style:family="text">
      <style:text-properties fo:font-variant="normal" fo:text-transform="none" fo:color="#747f8d" style:text-line-through-style="none" style:text-line-through-type="none" style:text-position="0% 100%" style:font-name="Arial" fo:font-size="11.5pt" fo:letter-spacing="normal" fo:font-style="normal" style:text-underline-style="none" fo:font-weight="bold" style:font-name-asian="Arial" style:font-size-asian="11.5pt" style:font-style-asian="normal" style:font-weight-asian="bold" style:font-name-complex="Arial" style:font-size-complex="11.5pt" style:font-style-complex="normal" style:font-weight-complex="bold"/>
    </style:style>
    <style:style style:name="T30" style:family="text">
      <style:text-properties fo:font-variant="normal" fo:text-transform="none" fo:color="#99aab5" style:text-line-through-style="none" style:text-line-through-type="none" style:text-position="0% 100%" style:font-name="Arial" fo:font-size="11.5pt" fo:letter-spacing="normal" fo:font-style="italic" style:text-underline-style="none" fo:font-weight="bold" style:font-name-asian="Arial" style:font-size-asian="11.5pt" style:font-style-asian="italic" style:font-weight-asian="bold" style:font-name-complex="Arial" style:font-size-complex="11.5pt" style:font-style-complex="italic" style:font-weight-complex="bold"/>
    </style:style>
    <style:style style:name="T31" style:family="text">
      <style:text-properties fo:font-variant="normal" fo:text-transform="none" fo:color="#747f8d"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ce93d8"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3" style:family="text">
      <style:text-properties fo:font-variant="normal" fo:text-transform="none" fo:color="#99aab5" style:text-line-through-style="none" style:text-line-through-type="none" style:text-position="0% 100%" style:font-name="Arial" fo:font-size="11.5pt" fo:letter-spacing="normal" fo:font-style="normal" style:text-underline-style="none" fo:font-weight="bold" style:font-name-asian="Arial" style:font-size-asian="11.5pt" style:font-style-asian="normal" style:font-weight-asian="bold" style:font-name-complex="Arial" style:font-size-complex="11.5pt" style:font-style-complex="normal" style:font-weight-complex="bold"/>
    </style:style>
    <style:style style:name="T34" style:family="text">
      <style:text-properties fo:font-variant="normal" fo:text-transform="none" fo:color="#2ecc71" style:text-line-through-style="none" style:text-line-through-type="none" style:text-position="0% 100%" style:font-name="Arial" fo:font-size="11.5pt" fo:letter-spacing="normal" fo:font-style="normal" style:text-underline-style="none" fo:font-weight="bold" style:font-name-asian="Arial" style:font-size-asian="11.5pt" style:font-style-asian="normal" style:font-weight-asian="bold" style:font-name-complex="Arial" style:font-size-complex="11.5pt" style:font-style-complex="normal" style:font-weight-complex="bold"/>
    </style:style>
    <style:style style:name="T35" style:family="text">
      <style:text-properties fo:font-variant="normal" fo:text-transform="none" fo:color="#ce93d8" style:text-line-through-style="none" style:text-line-through-type="none" style:text-position="0% 100%" style:font-name="Arial" fo:font-size="11.5pt" fo:letter-spacing="normal" fo:font-style="normal" style:text-underline-style="solid" style:text-underline-width="auto" style:text-underline-color="font-color" fo:font-weight="normal" style:font-name-asian="Arial" style:font-size-asian="11.5pt" style:font-style-asian="normal" style:font-weight-asian="normal" style:font-name-complex="Arial" style:font-size-complex="11.5pt" style:font-style-complex="normal" style:font-weight-complex="normal"/>
    </style:style>
    <style:style style:name="T36" style:family="text">
      <style:text-properties fo:font-variant="normal" fo:text-transform="none" fo:color="#ce93d8" style:text-line-through-style="none" style:text-line-through-type="none" style:text-position="0% 100%" style:font-name="Open Sans" fo:font-size="18pt" fo:letter-spacing="normal" fo:font-style="normal" style:text-underline-style="solid" style:text-underline-width="auto" style:text-underline-color="font-color" fo:font-weight="bold" style:font-name-asian="Open Sans" style:font-size-asian="18pt" style:font-style-asian="normal" style:font-weight-asian="bold" style:font-name-complex="Open Sans" style:font-size-complex="18pt" style:font-style-complex="normal" style:font-weight-complex="bold"/>
    </style:style>
    <style:style style:name="T37" style:family="text">
      <style:text-properties fo:font-variant="normal" fo:text-transform="none" fo:color="#695d46" style:text-line-through-style="none" style:text-line-through-type="none" style:text-position="0% 100%" style:font-name="Open Sans" fo:font-size="13pt" fo:letter-spacing="normal" fo:font-style="italic" style:text-underline-style="none" fo:font-weight="normal" style:font-name-asian="Open Sans" style:font-size-asian="13pt" style:font-style-asian="italic" style:font-weight-asian="normal" style:font-name-complex="Open Sans" style:font-size-complex="13pt" style:font-style-complex="italic" style:font-weight-complex="normal"/>
    </style:style>
    <text:list-style style:name="L1">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5d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659cm" text:min-label-width="0.881cm"/>
        <style:text-properties style:font-name="Open Sans" fo:color="#695d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588cm" text:min-label-width="0.952cm"/>
        <style:text-properties style:font-name="Open Sans" fo:color="#695d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641cm" text:min-label-width="0.899cm"/>
        <style:text-properties style:font-name="Open Sans" fo:color="#695d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66cm" text:min-label-width="1.004cm"/>
        <style:text-properties style:font-name="Open Sans" fo:color="#695d46" fo:font-size="100%"/>
      </text:list-level-style-bullet>
      <text:list-level-style-bullet text:level="2" text:bullet-char="○">
        <style:list-level-properties text:space-before="1.659cm" text:min-label-width="0.881cm"/>
        <style:text-properties style:font-name="Open Sans" fo:color="#695d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659cm" text:min-label-width="0.881cm"/>
        <style:text-properties style:font-name="Open Sans" fo:color="#695d46" fo:font-size="100%"/>
      </text:list-level-style-bullet>
      <text:list-level-style-bullet text:level="3" text:bullet-char="■">
        <style:list-level-properties text:space-before="2.929cm" text:min-label-width="0.881cm"/>
        <style:text-properties style:font-name="Open Sans" fo:color="#695d4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A">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677cm" text:min-label-width="0.863cm"/>
        <style:text-properties style:font-name="Open Sans" fo:color="#695d46" fo:font-size="100%"/>
      </text:list-level-style-bullet>
      <text:list-level-style-bullet text:level="3" text:bullet-char="■">
        <style:list-level-properties text:space-before="2.929cm" text:min-label-width="0.881cm"/>
        <style:text-properties style:font-name="Open Sans" fo:color="#695d4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7;p13" presentation:style-name="pr1" draw:text-style-name="P2" draw:layer="layout" svg:width="19.823cm" svg:height="2.839cm" svg:x="2.789cm" svg:y="4.866cm" presentation:class="title" presentation:user-transformed="true">
          <draw:text-box>
            <text:p text:style-name="P1"><text:span text:style-name="T1">Proposal for</text:span><text:span text:style-name="T2"><text:line-break/></text:span><text:span text:style-name="T2">RChain Special Meeting</text:span></text:p>
          </draw:text-box>
        </draw:frame>
        <draw:frame draw:name="Google Shape;68;p13" presentation:style-name="pr2" draw:text-style-name="P3" draw:layer="layout" svg:width="13.528cm" svg:height="2.201cm" svg:x="5.937cm" svg:y="7.917cm" presentation:class="subtitle" presentation:user-transformed="true">
          <draw:text-box>
            <text:p text:style-name="P1"><text:span text:style-name="T3">by dckc, in progress Apr-May 2019</text:span></text:p>
          </draw:text-box>
        </draw:frame>
        <draw:custom-shape draw:name="Google Shape;69;p13" draw:style-name="gr1" draw:text-style-name="P4" draw:layer="layout" svg:width="12.646cm" svg:height="1.527cm" svg:x="6.179cm" svg:y="9.336cm">
          <text:p text:style-name="P5"><text:span text:style-name="T5"><text:a xlink:href="https://github.com/rchain-community/sm19a" xlink:type="simple">https://github.com/</text:a></text:span><text:a xlink:href="https://github.com/rchain-community/sm19a" xlink:type="simple">rchain-community/sm19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2" draw:text-style-name="P6" draw:layer="layout" svg:width="5.754cm" svg:height="5.237cm" svg:x="19.466cm" svg:y="0.363cm">
          <text:p text:style-name="P5"><text:span text:style-name="T4">♫</text:span><text:span text:style-name="T5"><text:a xlink:href="https://docs.google.com/document/d/1M3mls59BsGgrYxwI5eKouz9nQCTOdcPFGVzDqbLNnxQ/edit?usp=sharing" xlink:type="simple">Welcome to the RChain Special Meeting</text:a></text:span><text:span text:style-name="T4">♫</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name="Google Shape;64;p:notes" draw:style-name="gr3" draw:layer="layout" svg:width="16.933cm" svg:height="9.524cm" svg:x="1.059cm" svg:y="1.905cm" draw:page-number="1" presentation:class="page"/>
          <draw:frame draw:name="Google Shape;65;p:notes" presentation:style-name="pr3" draw:text-style-name="P7" draw:layer="layout" svg:width="15.239cm" svg:height="11.429cm" svg:x="1.905cm" svg:y="12.065cm" presentation:class="notes" presentation:placeholder="true" presentation:user-transformed="true">
            <draw:text-box/>
          </draw:frame>
        </presentation:notes>
      </draw:page>
      <draw:page draw:name="Records: Video, Text" draw:style-name="dp1" draw:master-page-name="TITLE_5f_AND_5f_BODY" presentation:presentation-page-layout-name="AL2T1">
        <draw:frame draw:name="Google Shape;75;p14" presentation:style-name="pr4" draw:text-style-name="P8" draw:layer="layout" svg:width="23.667cm" svg:height="1.964cm" svg:x="0.866cm" svg:y="1.236cm" presentation:class="title" presentation:user-transformed="true">
          <draw:text-box>
            <text:p text:style-name="P5"><text:span text:style-name="T6">Records: Video, Text</text:span></text:p>
          </draw:text-box>
        </draw:frame>
        <draw:frame draw:name="Google Shape;76;p14" presentation:style-name="pr5" draw:text-style-name="P10" draw:layer="layout" svg:width="23.667cm" svg:height="10.469cm" svg:x="0.866cm" svg:y="2.892cm" presentation:class="outline" presentation:user-transformed="true">
          <draw:text-box>
            <text:list text:style-name="L5">
              <text:list-item>
                <text:p text:style-name="P9"><text:span text:style-name="T7">Note Zoom recording in progress</text:span></text:p>
              </text:list-item>
            </text:list>
            <text:list text:style-name="L6">
              <text:list-item>
                <text:list>
                  <text:list-item>
                    <text:p text:style-name="P9"><text:span text:style-name="T8">Ask the chair (Dan) if you want the recording paused to speak off the record briefly</text:span></text:p>
                  </text:list-item>
                </text:list>
              </text:list-item>
              <text:list-item>
                <text:p text:style-name="P9"><text:span text:style-name="T7">Norm: public video recording</text:span></text:p>
                <text:list>
                  <text:list-item>
                    <text:p text:style-name="P9"><text:span text:style-name="T8">On </text:span><text:span text:style-name="T9"><text:a xlink:href="https://www.youtube.com/channel/UC4qu975lkH91c7poGktfOtw" xlink:type="simple">DivvyDAO: BYOID, RChain, DigLife Youtube channel</text:a></text:span></text:p>
                  </text:list-item>
                  <text:list-item>
                    <text:p text:style-name="P9"><text:span text:style-name="T8">Thanks to our host, Jim Whitescarver (jimscarver)</text:span></text:p>
                  </text:list-item>
                </text:list>
              </text:list-item>
              <text:list-item>
                <text:p text:style-name="P9"><text:span text:style-name="T7">Goal: near-real-time text notes</text:span></text:p>
                <text:list>
                  <text:list-item>
                    <text:p text:style-name="P9"><text:span text:style-name="T8">Scribe volunteers?</text:span></text:p>
                  </text:list-item>
                  <text:list-item>
                    <text:p text:style-name="P9"><text:span text:style-name="T9"><text:a xlink:href="https://docs.google.com/document/d/13qSmFAnYNhjnJY9lt-YBX01CBn8WhmqCnagoDIq6jM0/edit" xlink:type="simple">Shared notes</text:a></text:span></text:p>
                  </text:list-item>
                </text:list>
              </text:list-item>
            </text:list>
          </draw:text-box>
        </draw:frame>
        <draw:custom-shape draw:name="Google Shape;77;p14" draw:style-name="gr4" draw:text-style-name="P11" draw:layer="layout" svg:width="8.373cm" svg:height="2.977cm" svg:x="17.025cm" svg:y="0cm">
          <text:p text:style-name="P5"><text:span text:style-name="T21"><text:a xlink:href="https://docs.google.com/document/d/13qSmFAnYNhjnJY9lt-YBX01CBn8WhmqCnagoDIq6jM0/edit" xlink:type="simple">Session notes shared doc</text:a></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72;g56b820922f_0_1189:notes" draw:style-name="gr3" draw:layer="layout" svg:width="16.932cm" svg:height="9.524cm" svg:x="1.059cm" svg:y="1.905cm" draw:page-number="2" presentation:class="page"/>
          <draw:frame draw:name="Google Shape;73;g56b820922f_0_1189:notes" presentation:style-name="pr6" draw:text-style-name="P7" draw:layer="layout" svg:width="15.239cm" svg:height="11.429cm" svg:x="1.905cm" svg:y="12.065cm" presentation:class="notes" presentation:placeholder="true" presentation:user-transformed="true">
            <draw:text-box/>
          </draw:frame>
        </presentation:notes>
      </draw:page>
      <draw:page draw:name="Proposed: to thank Barry, Mark, and Kevin" draw:style-name="dp1" draw:master-page-name="TITLE_5f_AND_5f_BODY" presentation:presentation-page-layout-name="AL2T1">
        <draw:frame draw:name="Google Shape;82;p15" presentation:style-name="pr4" draw:text-style-name="P8" draw:layer="layout" svg:width="23.667cm" svg:height="1.964cm" svg:x="0.866cm" svg:y="1.236cm" presentation:class="title" presentation:user-transformed="true">
          <draw:text-box>
            <text:p text:style-name="P5"><text:span text:style-name="T6">Proposed: to thank Barry, Mark, and Kevin</text:span></text:p>
          </draw:text-box>
        </draw:frame>
        <draw:frame draw:name="Google Shape;83;p15" presentation:style-name="pr5" draw:text-style-name="P10" draw:layer="layout" svg:width="23.667cm" svg:height="9.173cm" svg:x="0.866cm" svg:y="3.518cm" presentation:class="outline" presentation:user-transformed="true">
          <draw:text-box>
            <text:p text:style-name="P12"><text:span text:style-name="T7">“</text:span><text:span text:style-name="T10">Upon submission of a petition signed by 10% of the membership to call a special meeting with </text:span><text:span text:style-name="T11">one</text:span><text:span text:style-name="T12"> or more </text:span><text:span text:style-name="T11">specific matters for a member vote</text:span><text:span text:style-name="T10">, the RChain Board will schedule a special meeting of the membership at a commercially reasonable future date.</text:span><text:span text:style-name="T7">”</text:span><text:span text:style-name="T7"><text:line-break/></text:span><text:span text:style-name="T7">-- </text:span><text:span text:style-name="T13"><text:a xlink:href="https://github.com/rchain/board/blob/master/Bylaws.md" xlink:type="simple">Bylaws</text:a></text:span><text:span text:style-name="T7"><text:s/>section 3 Annual and Special Meetings</text:span></text:p>
            <text:p text:style-name="P13"><text:span text:style-name="T7">Whereas Barry Cynamon, Mark Pui, and Kevin Goldstein served with distinction on the RChain Cooperative board, let us thank them for their service. </text:span></text:p>
          </draw:text-box>
        </draw:frame>
        <presentation:notes draw:style-name="dp2">
          <draw:page-thumbnail draw:name="Google Shape;79;g56b820922f_6_16:notes" draw:style-name="gr3" draw:layer="layout" svg:width="16.932cm" svg:height="9.524cm" svg:x="1.059cm" svg:y="1.905cm" draw:page-number="3" presentation:class="page"/>
          <draw:frame draw:name="Google Shape;80;g56b820922f_6_16:notes" presentation:style-name="pr7" draw:text-style-name="P7" draw:layer="layout" svg:width="15.239cm" svg:height="11.429cm" svg:x="1.905cm" svg:y="12.065cm" presentation:class="notes" presentation:placeholder="true" presentation:user-transformed="true">
            <draw:text-box/>
          </draw:frame>
        </presentation:notes>
      </draw:page>
      <draw:page draw:name="Timeline / Schedule" draw:style-name="dp1" draw:master-page-name="TITLE_5f_AND_5f_BODY" presentation:presentation-page-layout-name="AL2T1">
        <draw:frame draw:name="Google Shape;88;p16" presentation:style-name="pr4" draw:text-style-name="P8" draw:layer="layout" svg:width="23.667cm" svg:height="1.964cm" svg:x="0.866cm" svg:y="1.236cm" presentation:class="title" presentation:user-transformed="true">
          <draw:text-box>
            <text:p text:style-name="P5"><text:span text:style-name="T6">Timeline / Schedule</text:span></text:p>
          </draw:text-box>
        </draw:frame>
        <draw:frame draw:name="Google Shape;89;p16" presentation:style-name="pr5" draw:text-style-name="P10" draw:layer="layout" svg:width="23.667cm" svg:height="9.173cm" svg:x="0.866cm" svg:y="2.978cm" presentation:class="outline" presentation:user-transformed="true">
          <draw:text-box>
            <text:list text:style-name="L5">
              <text:list-item>
                <text:p text:style-name="P9"><text:span text:style-name="T7">Tue, Apr 23: </text:span><text:span text:style-name="T13"><text:a xlink:href="https://discordapp.com/channels/375365542359465989/396078336620888065/570400608482361384" xlink:type="simple">Barry’s resignation</text:a></text:span><text:span text:style-name="T7"><text:line-break/></text:span><text:span text:style-name="T7">Wed, Apr 24: </text:span><text:span text:style-name="T13"><text:a xlink:href="https://discordapp.com/channels/375365542359465989/396078336620888065/570768784466640916" xlink:type="simple">Mark’s resignation</text:a></text:span></text:p>
              </text:list-item>
              <text:list-item>
                <text:p text:style-name="P9"><text:span text:style-name="T7">Fri, Apr 26: </text:span><text:span text:style-name="T14"><text:a xlink:href="https://discordapp.com/channels/375365542359465989/393462637100400650/571484475767128074" xlink:type="simple">sm19a proposal in #governance at 23:52 UTC</text:a></text:span></text:p>
              </text:list-item>
            </text:list>
            <text:list text:style-name="L8">
              <text:list-item>
                <text:list>
                  <text:list-item>
                    <text:p text:style-name="P9"><text:span text:style-name="T15">Mandate: 100+ votes &gt;= 10% of membership</text:span></text:p>
                  </text:list-item>
                </text:list>
              </text:list-item>
            </text:list>
            <text:list text:style-name="L6">
              <text:list-item>
                <text:list>
                  <text:list-item>
                    <text:p text:style-name="P9"><text:span text:style-name="T8">Rough plan: 2-3 x 90min webinar sessions</text:span><text:span text:style-name="T8"><text:line-break/></text:span><text:span text:style-name="T8">separated by a few days for “hallway discussion”</text:span></text:p>
                  </text:list-item>
                </text:list>
              </text:list-item>
              <text:list-item>
                <text:p text:style-name="P9"><text:span text:style-name="T7">Sat, Apr 27: ~20 join office hours (</text:span><text:span text:style-name="T13"><text:a xlink:href="https://youtu.be/x-YrKbdglnw" xlink:type="simple">video recording</text:a></text:span><text:span text:style-name="T7">, </text:span><text:span text:style-name="T13"><text:a xlink:href="https://otter.ai/s/e52287f0b3e949ebbbb3f0e696afd8de" xlink:type="simple">rough transcript</text:a></text:span><text:span text:style-name="T7">)</text:span></text:p>
              </text:list-item>
            </text:list>
          </draw:text-box>
        </draw:frame>
        <draw:custom-shape draw:name="Google Shape;90;p16" draw:style-name="gr2" draw:text-style-name="P6" draw:layer="layout" svg:width="5.754cm" svg:height="5.237cm" svg:x="19.466cm" svg:y="0.363cm">
          <text:p text:style-name="P5"><text:span text:style-name="T4">Membership:</text:span><text:span text:style-name="T4"><text:line-break/></text:span><text:span text:style-name="T16">951 ID-Verified</text:span><text:span text:style-name="T4"> at last count</text:span><text:span text:style-name="T4"><text:line-break/></text:span><text:span text:style-name="T17">per Ian Bloom Apr 24 in #governance</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name="Google Shape;85;g56b820922f_0_1214:notes" draw:style-name="gr3" draw:layer="layout" svg:width="16.932cm" svg:height="9.524cm" svg:x="1.059cm" svg:y="1.905cm" draw:page-number="4" presentation:class="page"/>
          <draw:frame draw:name="Google Shape;86;g56b820922f_0_1214:notes" presentation:style-name="pr8" draw:text-style-name="P7" draw:layer="layout" svg:width="15.239cm" svg:height="11.429cm" svg:x="1.905cm" svg:y="12.065cm" presentation:class="notes" presentation:placeholder="true" presentation:user-transformed="true">
            <draw:text-box/>
          </draw:frame>
        </presentation:notes>
      </draw:page>
      <draw:page draw:name="Timeline / Schedule" draw:style-name="dp1" draw:master-page-name="TITLE_5f_AND_5f_BODY" presentation:presentation-page-layout-name="AL2T1">
        <draw:frame draw:name="Google Shape;95;p17" presentation:style-name="pr4" draw:text-style-name="P8" draw:layer="layout" svg:width="23.667cm" svg:height="1.964cm" svg:x="0.866cm" svg:y="1.236cm" presentation:class="title" presentation:user-transformed="true">
          <draw:text-box>
            <text:p text:style-name="P5"><text:span text:style-name="T6">Timeline / Schedule</text:span></text:p>
          </draw:text-box>
        </draw:frame>
        <draw:frame draw:name="Google Shape;96;p17" presentation:style-name="pr5" draw:text-style-name="P10" draw:layer="layout" svg:width="23.667cm" svg:height="9.173cm" svg:x="0.866cm" svg:y="2.978cm" presentation:class="outline" presentation:user-transformed="true">
          <draw:text-box>
            <text:list text:style-name="L5">
              <text:list-item>
                <text:p text:style-name="P9"><text:span text:style-name="T7">Fri, Apr 26: </text:span><text:span text:style-name="T14"><text:a xlink:href="https://discordapp.com/channels/375365542359465989/393462637100400650/571484475767128074" xlink:type="simple">sm19a proposal in #governance at 23:52 UTC</text:a></text:span></text:p>
              </text:list-item>
            </text:list>
            <text:list text:style-name="L6">
              <text:list-item>
                <text:list>
                  <text:list-item>
                    <text:p text:style-name="P9"><text:span text:style-name="T8">Idea: 2-3 x 90min webinar sessions</text:span><text:span text:style-name="T8"><text:line-break/></text:span><text:span text:style-name="T8">separated by a few days for “hallway discussion”</text:span></text:p>
                  </text:list-item>
                </text:list>
              </text:list-item>
              <text:list-item>
                <text:p text:style-name="P9"><text:span text:style-name="T7">Sat, Apr 27: ~20 join office hours: </text:span><text:span text:style-name="T13"><text:a xlink:href="https://youtu.be/x-YrKbdglnw" xlink:type="simple">video recording</text:a></text:span></text:p>
              </text:list-item>
              <text:list-item>
                <text:p text:style-name="P9"><text:span text:style-name="T7">Wed, May 1: </text:span><text:span text:style-name="T13"><text:a xlink:href="https://docs.google.com/document/d/1jvUn8AKLmvnibNk2KT-tqJdWDV5FoYZfVPIF8czxy64/edit#heading=h.1s90s9lje731" xlink:type="simple">Member meeting</text:a></text:span><text:span text:style-name="T7"><text:s/>10am PST (before 11am debrief)</text:span></text:p>
              </text:list-item>
              <text:list-item>
                <text:p text:style-name="P9"><text:span text:style-name="T7">Thu, May 2: Governance meeting</text:span></text:p>
                <text:list>
                  <text:list-item>
                    <text:p text:style-name="P9"><text:span text:style-name="T9"><text:a xlink:href="https://docs.google.com/spreadsheets/d/1QkfB8rhTeQZ-KgWnqjl-B5VACtyMwQYtXuhId4TC0Uk/edit#gid=0" xlink:type="simple">governance landscape spreadsheet</text:a></text:span></text:p>
                  </text:list-item>
                </text:list>
              </text:list-item>
            </text:list>
            <text:list text:style-name="L9">
              <text:list-item>
                <text:list>
                  <text:list-item>
                    <text:p text:style-name="P9"><text:span text:style-name="T18">… </text:span><text:span text:style-name="T19"><text:a xlink:href="https://drive.google.com/drive/folders/1eEbNXaFYF4fLhTtZPowSu_2mdf9tQFtc" xlink:type="simple">raw video, chat</text:a></text:span></text:p>
                  </text:list-item>
                </text:list>
              </text:list-item>
              <text:list-item>
                <text:p text:style-name="P9"><text:span text:style-name="T15">Sat, May 4</text:span><text:span text:style-name="T7">: Office hours 9am Kansas City time &lt;- </text:span><text:span text:style-name="T15">you are here</text:span></text:p>
              </text:list-item>
            </text:list>
          </draw:text-box>
        </draw:frame>
        <draw:custom-shape draw:name="Google Shape;97;p17" draw:style-name="gr4" draw:text-style-name="P11" draw:layer="layout" svg:width="8.117cm" svg:height="2.521cm" svg:x="17.153cm" svg:y="3.518cm">
          <text:p text:style-name="P5"><text:span text:style-name="T4">See also </text:span><text:span text:style-name="T5"><text:a xlink:href="https://calendar.google.com/calendar/embed?src=2cj152c9nidh6glpr1d5g4eq28%40group.calendar.google.com&amp;ctz=America%2FChicago" xlink:type="simple">RChain community calendar</text:a></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92;g56f01d1ee0_1_31:notes" draw:style-name="gr3" draw:layer="layout" svg:width="16.932cm" svg:height="9.524cm" svg:x="1.059cm" svg:y="1.905cm" draw:page-number="5" presentation:class="page"/>
          <draw:frame draw:name="Google Shape;93;g56f01d1ee0_1_31:notes" presentation:style-name="pr9" draw:text-style-name="P7" draw:layer="layout" svg:width="15.239cm" svg:height="11.429cm" svg:x="1.905cm" svg:y="12.065cm" presentation:class="notes" presentation:placeholder="true" presentation:user-transformed="true">
            <draw:text-box/>
          </draw:frame>
        </presentation:notes>
      </draw:page>
      <draw:page draw:name="Timeline / Schedule" draw:style-name="dp1" draw:master-page-name="TITLE_5f_AND_5f_BODY" presentation:presentation-page-layout-name="AL2T1">
        <draw:frame draw:name="Google Shape;102;p18" presentation:style-name="pr4" draw:text-style-name="P8" draw:layer="layout" svg:width="23.667cm" svg:height="1.964cm" svg:x="0.866cm" svg:y="1.236cm" presentation:class="title" presentation:user-transformed="true">
          <draw:text-box>
            <text:p text:style-name="P5"><text:span text:style-name="T6">Timeline / Schedule</text:span></text:p>
          </draw:text-box>
        </draw:frame>
        <draw:frame draw:name="Google Shape;103;p18" presentation:style-name="pr5" draw:text-style-name="P10" draw:layer="layout" svg:width="23.667cm" svg:height="9.173cm" svg:x="0.866cm" svg:y="2.978cm" presentation:class="outline" presentation:user-transformed="true">
          <draw:text-box>
            <text:list text:style-name="L5">
              <text:list-item>
                <text:p text:style-name="P9"><text:span text:style-name="T7">Fri, Apr 26: </text:span><text:span text:style-name="T14"><text:a xlink:href="https://discordapp.com/channels/375365542359465989/393462637100400650/571484475767128074" xlink:type="simple">sm19a proposal in #governance at 23:52 UTC</text:a></text:span></text:p>
              </text:list-item>
            </text:list>
            <text:list text:style-name="L6">
              <text:list-item>
                <text:list>
                  <text:list-item>
                    <text:p text:style-name="P9"><text:span text:style-name="T8">Idea: 2-3 x 90min webinar sessions</text:span><text:span text:style-name="T8"><text:line-break/></text:span><text:span text:style-name="T8">separated by a few days for “hallway discussion”</text:span></text:p>
                  </text:list-item>
                </text:list>
              </text:list-item>
              <text:list-item>
                <text:p text:style-name="P9"><text:span text:style-name="T7">Sat, Apr 27: ~20 join office hours: </text:span><text:span text:style-name="T13"><text:a xlink:href="https://youtu.be/x-YrKbdglnw" xlink:type="simple">video recording</text:a></text:span></text:p>
              </text:list-item>
              <text:list-item>
                <text:p text:style-name="P9"><text:span text:style-name="T15">Sat, May 4</text:span><text:span text:style-name="T7">: Office hours 9am Kansas City time &lt;- </text:span><text:span text:style-name="T15">you are here</text:span></text:p>
              </text:list-item>
              <text:list-item>
                <text:p text:style-name="P9"><text:span text:style-name="T7">Tue, May 7: Board meeting scheduled</text:span></text:p>
                <text:list>
                  <text:list-item>
                    <text:p text:style-name="P9"><text:span text:style-name="T20">Mon May 6?</text:span></text:p>
                  </text:list-item>
                </text:list>
              </text:list-item>
              <text:list-item>
                <text:p text:style-name="P9"><text:span text:style-name="T7">Tue, May 14: LGM available to join 3:30 PST</text:span></text:p>
              </text:list-item>
            </text:list>
          </draw:text-box>
        </draw:frame>
        <draw:custom-shape draw:name="Google Shape;104;p18" draw:style-name="gr4" draw:text-style-name="P11" draw:layer="layout" svg:width="8.373cm" svg:height="2.977cm" svg:x="17.025cm" svg:y="0cm">
          <text:p text:style-name="P5"><text:span text:style-name="T16">Note </text:span><text:span text:style-name="T21"><text:a xlink:href="https://doodle.com/poll/s4hvhecneurenh3c" xlink:type="simple">doodle poll for time slots</text:a></text:span><text:span text:style-name="T16"><text:s/>from May 4 - 15</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5;p18" draw:style-name="gr4" draw:text-style-name="P11" draw:layer="layout" svg:width="8.117cm" svg:height="2.521cm" svg:x="17.153cm" svg:y="3.518cm">
          <text:p text:style-name="P5"><text:span text:style-name="T4">See also </text:span><text:span text:style-name="T5"><text:a xlink:href="https://calendar.google.com/calendar/embed?src=2cj152c9nidh6glpr1d5g4eq28%40group.calendar.google.com&amp;ctz=America%2FChicago" xlink:type="simple">RChain community calendar</text:a></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99;g56f01d1ee0_1_39:notes" draw:style-name="gr3" draw:layer="layout" svg:width="16.932cm" svg:height="9.524cm" svg:x="1.059cm" svg:y="1.905cm" draw:page-number="6" presentation:class="page"/>
          <draw:frame draw:name="Google Shape;100;g56f01d1ee0_1_39:notes" presentation:style-name="pr10" draw:text-style-name="P7" draw:layer="layout" svg:width="15.239cm" svg:height="11.429cm" svg:x="1.905cm" svg:y="12.065cm" presentation:class="notes" presentation:placeholder="true" presentation:user-transformed="true">
            <draw:text-box/>
          </draw:frame>
        </presentation:notes>
      </draw:page>
      <draw:page draw:name="Goals and Items of Business" draw:style-name="dp1" draw:master-page-name="TITLE_5f_AND_5f_BODY" presentation:presentation-page-layout-name="AL2T1">
        <draw:frame draw:name="Google Shape;110;p19" presentation:style-name="pr4" draw:text-style-name="P8" draw:layer="layout" svg:width="23.667cm" svg:height="1.964cm" svg:x="0.866cm" svg:y="1.236cm" presentation:class="title" presentation:user-transformed="true">
          <draw:text-box>
            <text:p text:style-name="P5"><text:span text:style-name="T6">Goals and Items of Business</text:span></text:p>
          </draw:text-box>
        </draw:frame>
        <draw:frame draw:name="Google Shape;111;p19" presentation:style-name="pr5" draw:text-style-name="P10" draw:layer="layout" svg:width="23.667cm" svg:height="9.173cm" svg:x="0.866cm" svg:y="3.518cm" presentation:class="outline" presentation:user-transformed="true">
          <draw:text-box>
            <text:list text:style-name="L5">
              <text:list-item>
                <text:p text:style-name="P9"><text:span text:style-name="T7">It’s not clear that we can make any binding decisions in this meeting process, given constraints in the </text:span><text:span text:style-name="T13"><text:a xlink:href="https://github.com/rchain/board/blob/master/Bylaws.md" xlink:type="simple">Bylaws</text:a></text:span></text:p>
              </text:list-item>
            </text:list>
            <text:list text:style-name="L6">
              <text:list-item>
                <text:list>
                  <text:list-item>
                    <text:p text:style-name="P9"><text:span text:style-name="T8">For example, under Board Nominations; Election: <text:s/>“</text:span><text:span text:style-name="T10">Candidates interested in being nominated for election must submit their Director Qualification Statement Form to the RChain Cooperative at </text:span><text:span text:style-name="T22">nom-cmte@gov.rchain.coop</text:span><text:span text:style-name="T10"> </text:span><text:span text:style-name="T23">sixty (60) days in advance</text:span><text:span text:style-name="T10"> of a meeting of the members.</text:span><text:span text:style-name="T8">”</text:span></text:p>
                  </text:list-item>
                </text:list>
              </text:list-item>
            </text:list>
            <text:list text:style-name="L10">
              <text:list-item>
                <text:p text:style-name="P9"><text:span text:style-name="T24">I aim to </text:span><text:span text:style-name="T25">facilitate a discussion where people are heard</text:span><text:span text:style-name="T24">.</text:span></text:p>
              </text:list-item>
            </text:list>
            <text:list text:style-name="L6">
              <text:list-item>
                <text:p text:style-name="P9"><text:span text:style-name="T7">Clear proposals with backing from dozens of members (including offers to participate) should be enough to start useful things moving.</text:span></text:p>
                <text:list>
                  <text:list-item>
                    <text:p text:style-name="P14"><text:span text:style-name="T8">Example: input to the board on new board members</text:span></text:p>
                  </text:list-item>
                </text:list>
              </text:list-item>
            </text:list>
          </draw:text-box>
        </draw:frame>
        <presentation:notes draw:style-name="dp2">
          <draw:page-thumbnail draw:name="Google Shape;107;g56b820922f_0_1207:notes" draw:style-name="gr3" draw:layer="layout" svg:width="16.932cm" svg:height="9.524cm" svg:x="1.059cm" svg:y="1.905cm" draw:page-number="7" presentation:class="page"/>
          <draw:frame draw:name="Google Shape;108;g56b820922f_0_1207:notes" presentation:style-name="pr11" draw:text-style-name="P7" draw:layer="layout" svg:width="15.239cm" svg:height="11.429cm" svg:x="1.905cm" svg:y="12.065cm" presentation:class="notes" presentation:placeholder="true" presentation:user-transformed="true">
            <draw:text-box/>
          </draw:frame>
        </presentation:notes>
      </draw:page>
      <draw:page draw:name="Chair/MC: Dan Connolly" draw:style-name="dp1" draw:master-page-name="TITLE_5f_AND_5f_BODY" presentation:presentation-page-layout-name="AL2T1">
        <draw:frame draw:name="Google Shape;116;p20" presentation:style-name="pr4" draw:text-style-name="P8" draw:layer="layout" svg:width="23.667cm" svg:height="1.964cm" svg:x="0.866cm" svg:y="1.236cm" presentation:class="title" presentation:user-transformed="true">
          <draw:text-box>
            <text:p text:style-name="P5"><text:span text:style-name="T6">Chair/MC: Dan Connolly</text:span></text:p>
          </draw:text-box>
        </draw:frame>
        <draw:frame draw:name="Google Shape;117;p20" presentation:style-name="pr5" draw:text-style-name="P10" draw:layer="layout" svg:width="23.667cm" svg:height="9.173cm" svg:x="0.866cm" svg:y="3.034cm" presentation:class="outline" presentation:user-transformed="true">
          <draw:text-box>
            <text:list text:style-name="L5">
              <text:list-item>
                <text:p text:style-name="P9"><text:span text:style-name="T13"><text:a xlink:href="https://www.w3.org/blog/2010/06/thanks-for-a-great-15-years-at/" xlink:type="simple">Decades of collaboration experience at W3C</text:a></text:span><text:span text:style-name="T7"><text:s/></text:span><text:span text:style-name="T7"><text:line-break/></text:span><text:span text:style-name="T7">Running effective meetings:</text:span></text:p>
              </text:list-item>
            </text:list>
            <text:list text:style-name="L6">
              <text:list-item>
                <text:list>
                  <text:list-item>
                    <text:p text:style-name="P9"><text:span text:style-name="T8">Ensure participants are heard</text:span></text:p>
                  </text:list-item>
                  <text:list-item>
                    <text:p text:style-name="P9"><text:span text:style-name="T8">Make good use of time</text:span></text:p>
                  </text:list-item>
                  <text:list-item>
                    <text:p text:style-name="P9"><text:span text:style-name="T8">Ensure good records with clear follow-up</text:span></text:p>
                  </text:list-item>
                </text:list>
              </text:list-item>
              <text:list-item>
                <text:p text:style-name="P9"><text:span text:style-name="T7">RChain community participant since Nov 2017</text:span></text:p>
                <text:list>
                  <text:list-item>
                    <text:p text:style-name="P9"><text:span text:style-name="T8">Capability Security, Correct-by-construction: </text:span><text:span text:style-name="T9"><text:a xlink:href="https://goo.gl/PAsM7q" xlink:type="simple">Spring 2018 Dev conference presentation</text:a></text:span></text:p>
                  </text:list-item>
                </text:list>
              </text:list-item>
            </text:list>
            <text:list text:style-name="L11">
              <text:list-item>
                <text:list>
                  <text:list-item>
                    <text:list>
                      <text:list-item>
                        <text:p text:style-name="P15"><text:span text:style-name="T8">Occasional </text:span><text:span text:style-name="T9"><text:a xlink:href="https://github.com/rchain/rchain/commits?author=dckc" xlink:type="simple">rchain/rchain core commits</text:a></text:span><text:span text:style-name="T8">: rholang code, scala code, .proto docs</text:span></text:p>
                      </text:list-item>
                      <text:list-item>
                        <text:p text:style-name="P9"><text:span text:style-name="T9"><text:a xlink:href="https://github.com/rchain-community/rchain-api" xlink:type="simple">RChain-API</text:a></text:span><text:span text:style-name="T8"><text:s/>JavaScript API</text:span></text:p>
                      </text:list-item>
                    </text:list>
                  </text:list-item>
                  <text:list-item>
                    <text:p text:style-name="P9"><text:span text:style-name="T9"><text:a xlink:href="http://www.madmode.com/2018/rchain-gov-forum-SEA.html" xlink:type="simple">dreaming big at the </text:a></text:span><text:span text:style-name="T9"><text:a xlink:href="http://www.madmode.com/2018/rchain-gov-forum-SEA.html" xlink:type="simple">RChain Governance Forum</text:a></text:span><text:span text:style-name="T8"><text:s/>(blog item 2018-02-21)</text:span></text:p>
                  </text:list-item>
                  <text:list-item>
                    <text:p text:style-name="P9"><text:span text:style-name="T9"><text:a xlink:href="https://github.com/rchain/bounties/issues/403" xlink:type="simple">Saturday office Hours</text:a></text:span></text:p>
                  </text:list-item>
                </text:list>
              </text:list-item>
              <text:list-item>
                <text:p text:style-name="P9"><text:span text:style-name="T7">Open to many outcomes</text:span></text:p>
                <text:list>
                  <text:list-item>
                    <text:p text:style-name="P9"><text:span text:style-name="T8">Chair’s role is not to champion any one position</text:span></text:p>
                  </text:list-item>
                </text:list>
              </text:list-item>
            </text:list>
          </draw:text-box>
        </draw:frame>
        <draw:custom-shape draw:name="Google Shape;118;p20" draw:style-name="gr2" draw:text-style-name="P6" draw:layer="layout" svg:width="6.831cm" svg:height="6.066cm" svg:x="18.086cm" svg:y="1.219cm">
          <text:p text:style-name="P5"><text:span text:style-name="T4">Disclosure: contract/SOW: </text:span><text:span text:style-name="T26"><text:a xlink:href="https://docs.google.com/document/d/1uPEAj1NkF3-0Li0kko5BIGYM4EO4L8hNOUDkSN7yE-g/edit?usp=sharing" xlink:type="simple">RChain Smart Contract and Software Development</text:a></text:span></text:p>
          <text:p text:style-name="P5"><text:span text:style-name="T4">Jan 2019, continued from Apr 2018</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name="Google Shape;113;g56b820922f_0_58:notes" draw:style-name="gr3" draw:layer="layout" svg:width="16.932cm" svg:height="9.524cm" svg:x="1.059cm" svg:y="1.905cm" draw:page-number="8" presentation:class="page"/>
          <draw:frame draw:name="Google Shape;114;g56b820922f_0_58:notes" presentation:style-name="pr12" draw:text-style-name="P7" draw:layer="layout" svg:width="15.239cm" svg:height="11.429cm" svg:x="1.905cm" svg:y="12.065cm" presentation:class="notes" presentation:placeholder="true" presentation:user-transformed="true">
            <draw:text-box/>
          </draw:frame>
        </presentation:notes>
      </draw:page>
      <draw:page draw:name="Goals and Items of Business" draw:style-name="dp1" draw:master-page-name="TITLE_5f_AND_5f_BODY" presentation:presentation-page-layout-name="AL2T1">
        <draw:frame draw:name="Google Shape;123;p21" presentation:style-name="pr4" draw:text-style-name="P8" draw:layer="layout" svg:width="23.667cm" svg:height="1.964cm" svg:x="0.866cm" svg:y="1.236cm" presentation:class="title" presentation:user-transformed="true">
          <draw:text-box>
            <text:p text:style-name="P5"><text:span text:style-name="T6">Goals and Items of Business</text:span></text:p>
          </draw:text-box>
        </draw:frame>
        <draw:frame draw:name="Google Shape;124;p21" presentation:style-name="pr5" draw:text-style-name="P10" draw:layer="layout" svg:width="23.667cm" svg:height="9.173cm" svg:x="0.866cm" svg:y="3.518cm" presentation:class="outline" presentation:user-transformed="true">
          <draw:text-box>
            <text:list text:style-name="L5">
              <text:list-item>
                <text:p text:style-name="P9"><text:span text:style-name="T7">It’s not clear that we can make any binding decisions in this meeting process, given constraints in the </text:span><text:span text:style-name="T13"><text:a xlink:href="https://github.com/rchain/board/blob/master/Bylaws.md" xlink:type="simple">Bylaws</text:a></text:span></text:p>
              </text:list-item>
            </text:list>
            <text:list text:style-name="L6">
              <text:list-item>
                <text:list>
                  <text:list-item>
                    <text:p text:style-name="P9"><text:span text:style-name="T8">For example, under Board Nominations; Election: <text:s/>“</text:span><text:span text:style-name="T10">Candidates interested in being nominated for election must submit their Director Qualification Statement Form to the RChain Cooperative at </text:span><text:span text:style-name="T22">nom-cmte@gov.rchain.coop</text:span><text:span text:style-name="T10"> </text:span><text:span text:style-name="T23">sixty (60) days in advance</text:span><text:span text:style-name="T10"> of a meeting of the members.</text:span><text:span text:style-name="T8">”</text:span></text:p>
                  </text:list-item>
                </text:list>
              </text:list-item>
            </text:list>
            <text:list text:style-name="L10">
              <text:list-item>
                <text:p text:style-name="P9"><text:span text:style-name="T24">I aim to </text:span><text:span text:style-name="T25">facilitate a discussion where people are heard</text:span><text:span text:style-name="T24">.</text:span></text:p>
              </text:list-item>
            </text:list>
            <text:list text:style-name="L6">
              <text:list-item>
                <text:p text:style-name="P16"><text:span text:style-name="T7">Clear proposals with backing from dozens of members (including offers to participate) should be enough to start useful things moving.</text:span></text:p>
              </text:list-item>
            </text:list>
          </draw:text-box>
        </draw:frame>
        <draw:custom-shape draw:name="Google Shape;125;p21" draw:style-name="gr4" draw:text-style-name="P11" draw:layer="layout" svg:width="17.767cm" svg:height="3.609cm" svg:x="3.862cm" svg:y="8.47cm">
          <text:p text:style-name="P5"><text:span text:style-name="T4">Watch the notes:</text:span></text:p>
          <text:list text:style-name="L12">
            <text:list-item>
              <text:p text:style-name="P5"><text:span text:style-name="T4">If the scribe got it, we heard you already. No need to repeat yourself.</text:span></text:p>
            </text:list-item>
            <text:list-item>
              <text:p text:style-name="P5"><text:span text:style-name="T4">If the scribe didn’t get it, many meeting participants probably didn’t either.</text:span></text:p>
            </text:list-item>
          </text:list>
          <text:list text:style-name="L13">
            <text:list-item>
              <text:list>
                <text:list-item>
                  <text:p text:style-name="P5"><text:span text:style-name="T4">Are you talking too fast?</text:span></text:p>
                </text:list-item>
                <text:list-item>
                  <text:p text:style-name="P5"><text:span text:style-name="T4">Are you rambling?</text:span></text:p>
                </text:list-item>
              </text:list>
            </text:list-item>
          </text:list>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26;p21" draw:style-name="gr4" draw:text-style-name="P11" draw:layer="layout" svg:width="8.373cm" svg:height="2.977cm" svg:x="17.025cm" svg:y="0cm">
          <text:p text:style-name="P5"><text:span text:style-name="T21"><text:a xlink:href="https://docs.google.com/document/d/13qSmFAnYNhjnJY9lt-YBX01CBn8WhmqCnagoDIq6jM0/edit" xlink:type="simple">Session notes shared doc</text:a></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20;g56f01d1ee0_1_61:notes" draw:style-name="gr3" draw:layer="layout" svg:width="16.932cm" svg:height="9.524cm" svg:x="1.059cm" svg:y="1.905cm" draw:page-number="9" presentation:class="page"/>
          <draw:frame draw:name="Google Shape;121;g56f01d1ee0_1_61:notes" presentation:style-name="pr13" draw:text-style-name="P7" draw:layer="layout" svg:width="15.239cm" svg:height="11.429cm" svg:x="1.905cm" svg:y="12.065cm" presentation:class="notes" presentation:placeholder="true" presentation:user-transformed="true">
            <draw:text-box/>
          </draw:frame>
        </presentation:notes>
      </draw:page>
      <draw:page draw:name="Goals and Items of Business" draw:style-name="dp1" draw:master-page-name="TITLE_5f_AND_5f_BODY" presentation:presentation-page-layout-name="AL2T1">
        <draw:frame draw:name="Google Shape;131;p22" presentation:style-name="pr4" draw:text-style-name="P8" draw:layer="layout" svg:width="23.667cm" svg:height="1.964cm" svg:x="0.866cm" svg:y="1.236cm" presentation:class="title" presentation:user-transformed="true">
          <draw:text-box>
            <text:p text:style-name="P5"><text:span text:style-name="T6">Goals and Items of Business</text:span></text:p>
          </draw:text-box>
        </draw:frame>
        <draw:frame draw:name="Google Shape;132;p22" presentation:style-name="pr5" draw:text-style-name="P10" draw:layer="layout" svg:width="23.667cm" svg:height="9.173cm" svg:x="0.866cm" svg:y="3.518cm" presentation:class="outline" presentation:user-transformed="true">
          <draw:text-box>
            <text:list text:style-name="L5">
              <text:list-item>
                <text:p text:style-name="P9"><text:span text:style-name="T7">It’s not clear that we can make any binding decisions in this meeting process, given constraints in the </text:span><text:span text:style-name="T13"><text:a xlink:href="https://github.com/rchain/board/blob/master/Bylaws.md" xlink:type="simple">Bylaws</text:a></text:span></text:p>
              </text:list-item>
            </text:list>
            <text:list text:style-name="L6">
              <text:list-item>
                <text:list>
                  <text:list-item>
                    <text:p text:style-name="P9"><text:span text:style-name="T8">For example, under Board Nominations; Election: <text:s/>“</text:span><text:span text:style-name="T10">Candidates interested in being nominated for election must submit their Director Qualification Statement Form to the RChain Cooperative at </text:span><text:span text:style-name="T22">nom-cmte@gov.rchain.coop</text:span><text:span text:style-name="T10"> </text:span><text:span text:style-name="T23">sixty (60) days in advance</text:span><text:span text:style-name="T10"> of a meeting of the members.</text:span><text:span text:style-name="T8">”</text:span></text:p>
                  </text:list-item>
                </text:list>
              </text:list-item>
            </text:list>
            <text:list text:style-name="L10">
              <text:list-item>
                <text:p text:style-name="P9"><text:span text:style-name="T24">I aim t</text:span><text:span text:style-name="T7">o facilitate a </text:span><text:span text:style-name="T25">discussion where people hear each other</text:span><text:span text:style-name="T24">.</text:span></text:p>
              </text:list-item>
            </text:list>
            <text:list text:style-name="L6">
              <text:list-item>
                <text:p text:style-name="P16"><text:span text:style-name="T7">Clear proposals with backing from dozens of members (including offers to participate) should be enough to start useful things moving.</text:span></text:p>
              </text:list-item>
            </text:list>
          </draw:text-box>
        </draw:frame>
        <draw:custom-shape draw:name="Google Shape;133;p22" draw:style-name="gr2" draw:text-style-name="P6" draw:layer="layout" svg:width="5.754cm" svg:height="5.237cm" svg:x="19.466cm" svg:y="0.363cm">
          <text:p text:style-name="P5"><text:span text:style-name="T4">♫ </text:span><text:span text:style-name="T4">RChain blues♫</text:span></text:p>
          <text:list text:style-name="L14">
            <text:list-item>
              <text:p text:style-name="P5"><text:span text:style-name="T4">Coop refinement</text:span></text:p>
            </text:list-item>
            <text:list-item>
              <text:p text:style-name="P5"><text:span text:style-name="T4">Non-coop</text:span></text:p>
            </text:list-item>
            <text:list-item>
              <text:p text:style-name="P5"><text:span text:style-name="T4">fizzle</text:span></text:p>
            </text:list-item>
          </text:list>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Google Shape;134;p22" draw:style-name="gr5" draw:text-style-name="P17" draw:layer="layout" svg:width="14.67cm" svg:height="5.777cm" svg:x="1.534cm" svg:y="7.801cm">
          <text:p text:style-name="P5"><text:span text:style-name="T27">#members: </text:span><text:span text:style-name="T28">I agree in general and appreciate your time. Unfortunately my biggest concern now is that based on past actions outside of the member's control (in the short to medium term at least) </text:span><text:span text:style-name="T29">it became near impossible to responsibly put one's reputation on the line for this project.</text:span><text:span text:style-name="T28"> <text:s/>That said just as maybe just maybe the project was growing past those previous actions, more ridiculousness follows and it puts at least me back at square one in terms of putting my reputation on the line for it. <text:s/>That is the most annoying part of this entire project thus far for someone that believes in the project and the space as a wh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56f01d1ee0_1_55:notes" draw:style-name="gr3" draw:layer="layout" svg:width="16.932cm" svg:height="9.524cm" svg:x="1.059cm" svg:y="1.905cm" draw:page-number="10" presentation:class="page"/>
          <draw:frame draw:name="Google Shape;129;g56f01d1ee0_1_55:notes" presentation:style-name="pr14" draw:text-style-name="P7" draw:layer="layout" svg:width="15.239cm" svg:height="11.429cm" svg:x="1.905cm" svg:y="12.065cm" presentation:class="notes" presentation:placeholder="true" presentation:user-transformed="true">
            <draw:text-box/>
          </draw:frame>
        </presentation:notes>
      </draw:page>
      <draw:page draw:name="Goals and Items of Business" draw:style-name="dp1" draw:master-page-name="TITLE_5f_AND_5f_BODY" presentation:presentation-page-layout-name="AL2T1">
        <draw:frame draw:name="Google Shape;139;p23" presentation:style-name="pr4" draw:text-style-name="P8" draw:layer="layout" svg:width="23.667cm" svg:height="1.964cm" svg:x="0.866cm" svg:y="1.236cm" presentation:class="title" presentation:user-transformed="true">
          <draw:text-box>
            <text:p text:style-name="P5"><text:span text:style-name="T6">Goals and Items of Business</text:span></text:p>
          </draw:text-box>
        </draw:frame>
        <draw:frame draw:name="Google Shape;140;p23" presentation:style-name="pr5" draw:text-style-name="P10" draw:layer="layout" svg:width="23.667cm" svg:height="9.173cm" svg:x="0.866cm" svg:y="3.518cm" presentation:class="outline" presentation:user-transformed="true">
          <draw:text-box>
            <text:list text:style-name="L5">
              <text:list-item>
                <text:p text:style-name="P9"><text:span text:style-name="T7">It’s not clear that we can make any binding decisions in this meeting process, given constraints in the </text:span><text:span text:style-name="T13"><text:a xlink:href="https://github.com/rchain/board/blob/master/Bylaws.md" xlink:type="simple">Bylaws</text:a></text:span></text:p>
              </text:list-item>
            </text:list>
            <text:list text:style-name="L6">
              <text:list-item>
                <text:list>
                  <text:list-item>
                    <text:p text:style-name="P9"><text:span text:style-name="T8">For example, under Board Nominations; Election: <text:s/>“</text:span><text:span text:style-name="T10">Candidates interested in being nominated for election must submit their Director Qualification Statement Form to the RChain Cooperative at </text:span><text:span text:style-name="T22">nom-cmte@gov.rchain.coop</text:span><text:span text:style-name="T10"> </text:span><text:span text:style-name="T23">sixty (60) days in advance</text:span><text:span text:style-name="T10"> of a meeting of the members.</text:span><text:span text:style-name="T8">”</text:span></text:p>
                  </text:list-item>
                </text:list>
              </text:list-item>
              <text:list-item>
                <text:p text:style-name="P9"><text:span text:style-name="T7">I aim to facilitate a discussion where people are heard.</text:span></text:p>
              </text:list-item>
              <text:list-item>
                <text:p text:style-name="P9"><text:span text:style-name="T7">Clear proposals with backing from dozens of members (including </text:span><text:span text:style-name="T15">offers to participate</text:span><text:span text:style-name="T7">) should be enough to start useful things moving.</text:span></text:p>
                <text:list>
                  <text:list-item>
                    <text:p text:style-name="P18"><text:span text:style-name="T9"><text:a xlink:href="https://github.com/rchain-community/sm19a/issues" xlink:type="simple">sm19a issues list</text:a></text:span><text:span text:style-name="T8"><text:s/>has some rough proposals</text:span></text:p>
                  </text:list-item>
                  <text:list-item>
                    <text:p text:style-name="P9"><text:span text:style-name="T8">Conduct polls, votes in member-only discord channel(s)</text:span></text:p>
                  </text:list-item>
                </text:list>
              </text:list-item>
            </text:list>
          </draw:text-box>
        </draw:frame>
        <draw:custom-shape draw:name="Google Shape;141;p23" draw:style-name="gr6" draw:text-style-name="P19" draw:layer="layout" svg:width="3.5cm" svg:height="0.994cm" svg:x="20.2cm" svg:y="10.497cm">
          <text:p text:style-name="P1"><text:span text:style-name="T5"><text:a xlink:href="https://github.com/rchain-community/sm19a/labels/help%20wanted" xlink:type="simple">help wante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56f01d1ee0_1_49:notes" draw:style-name="gr3" draw:layer="layout" svg:width="16.932cm" svg:height="9.524cm" svg:x="1.059cm" svg:y="1.905cm" draw:page-number="11" presentation:class="page"/>
          <draw:frame draw:name="Google Shape;137;g56f01d1ee0_1_49:notes" presentation:style-name="pr15" draw:text-style-name="P7" draw:layer="layout" svg:width="15.239cm" svg:height="11.429cm" svg:x="1.905cm" svg:y="12.065cm" presentation:class="notes" presentation:placeholder="true" presentation:user-transformed="true">
            <draw:text-box/>
          </draw:frame>
        </presentation:notes>
      </draw:page>
      <draw:page draw:name="IOB 4 Member Participation in Governance -&gt; GP001" draw:style-name="dp1" draw:master-page-name="TITLE_5f_AND_5f_BODY" presentation:presentation-page-layout-name="AL2T1">
        <draw:frame draw:name="Google Shape;146;p24" presentation:style-name="pr4" draw:text-style-name="P8" draw:layer="layout" svg:width="23.667cm" svg:height="1.964cm" svg:x="0.866cm" svg:y="1.236cm" presentation:class="title" presentation:user-transformed="true">
          <draw:text-box>
            <text:p text:style-name="P5"><text:span text:style-name="T6">IOB 4 Member Participation in Governance -&gt; GP001</text:span></text:p>
          </draw:text-box>
        </draw:frame>
        <draw:frame draw:name="Google Shape;147;p24" presentation:style-name="pr5" draw:text-style-name="P10" draw:layer="layout" svg:width="23.667cm" svg:height="9.173cm" svg:x="0.866cm" svg:y="3.518cm" presentation:class="outline" presentation:user-transformed="true">
          <draw:text-box>
            <text:p text:style-name="P20"><text:span text:style-name="T30"/></text:p>
            <text:p text:style-name="P21"><text:span text:style-name="T31">IOB4 says "The RChain Cooperative board shall define some parameters ..." </text:span></text:p>
            <text:p text:style-name="P21"><text:span text:style-name="T31">Kenny was giving weekly updates...</text:span></text:p>
            <text:p text:style-name="P22"><text:span text:style-name="T31">RCHAIN PROGRESS REPORT 01.23.19</text:span></text:p>
            <text:p text:style-name="P23"><text:span text:style-name="T31">Kenny Rowe</text:span><text:span text:style-name="T32"><text:a xlink:href="https://blog.rchain.coop/blog/2019/01/23/rchain-progress-update-01-23-19/" xlink:type="simple"> </text:a></text:span><text:span text:style-name="T32"><text:a xlink:href="https://blog.rchain.coop/blog/2019/01/23/rchain-progress-update-01-23-19/" xlink:type="simple">https://blog.rchain.coop/blog/2019/01/23/rchain-progress-update-01-23-19/</text:a></text:span></text:p>
            <text:p text:style-name="P24"><text:span text:style-name="T30"/></text:p>
            <text:p text:style-name="P21"><text:span text:style-name="T31">IOB4 links to</text:span><text:span text:style-name="T32"><text:a xlink:href="https://docs.google.com/document/d/1nBRLjw8tuQd05GIacIhrN2FwFPJInwaiLNwiW0nb-E4/edit" xlink:type="simple"> </text:a></text:span><text:span text:style-name="T32"><text:a xlink:href="https://docs.google.com/document/d/1nBRLjw8tuQd05GIacIhrN2FwFPJInwaiLNwiW0nb-E4/edit" xlink:type="simple">https://docs.google.com/document/d/1nBRLjw8tuQd05GIacIhrN2FwFPJInwaiLNwiW0nb-E4/edit</text:a></text:span><text:span text:style-name="T31"> which bears "RChain Governance Process: GP001"</text:span></text:p>
            <text:p text:style-name="P25"><text:span text:style-name="T7"/></text:p>
          </draw:text-box>
        </draw:frame>
        <presentation:notes draw:style-name="dp2">
          <draw:page-thumbnail draw:name="Google Shape;143;g56f01d1ee0_1_67:notes" draw:style-name="gr3" draw:layer="layout" svg:width="16.932cm" svg:height="9.524cm" svg:x="1.059cm" svg:y="1.905cm" draw:page-number="12" presentation:class="page"/>
          <draw:frame draw:name="Google Shape;144;g56f01d1ee0_1_67:notes" presentation:style-name="pr16" draw:text-style-name="P7" draw:layer="layout" svg:width="15.239cm" svg:height="11.429cm" svg:x="1.905cm" svg:y="12.065cm" presentation:class="notes" presentation:placeholder="true" presentation:user-transformed="true">
            <draw:text-box/>
          </draw:frame>
        </presentation:notes>
      </draw:page>
      <draw:page draw:name="IOB 6 Technical Governance" draw:style-name="dp1" draw:master-page-name="TITLE_5f_AND_5f_BODY" presentation:presentation-page-layout-name="AL2T1">
        <draw:frame draw:name="Google Shape;152;p25" presentation:style-name="pr4" draw:text-style-name="P8" draw:layer="layout" svg:width="23.667cm" svg:height="1.964cm" svg:x="0.866cm" svg:y="1.236cm" presentation:class="title" presentation:user-transformed="true">
          <draw:text-box>
            <text:p text:style-name="P5"><text:span text:style-name="T6">IOB 6 Technical Governance</text:span></text:p>
          </draw:text-box>
        </draw:frame>
        <draw:frame draw:name="Google Shape;153;p25" presentation:style-name="pr5" draw:text-style-name="P10" draw:layer="layout" svg:width="23.667cm" svg:height="9.173cm" svg:x="0.866cm" svg:y="3.518cm" presentation:class="outline" presentation:user-transformed="true">
          <draw:text-box>
            <text:p text:style-name="P26"><text:span text:style-name="T33">10:43 AM</text:span></text:p>
            <text:p text:style-name="P27"><text:span text:style-name="T30">]</text:span></text:p>
            <text:p text:style-name="P28"><text:span text:style-name="T34">kellyfoster:</text:span></text:p>
            <text:p text:style-name="P29"><text:span text:style-name="T30">:</text:span></text:p>
            <text:p text:style-name="P30"><text:span text:style-name="T28">...I encourage those how are to keep in mind the critical role the coop plays in governing the platform once mainnet launches. </text:span></text:p>
            <text:p text:style-name="P31"><text:span text:style-name="T35"><text:a xlink:href="https://github.com/rchain/legaldocs/blob/master/2018%20Annual%20Meeting/RChain%20Improvement%20Process%20(RIP%20Process).pdf" xlink:type="simple">https://github.com/rchain/legaldocs/blob/master/2018%20Annual%20Meeting/RChain%20Improvement%20Process%20(RIP%20Process).pdf</text:a></text:span><text:span text:style-name="T28"><text:s/>was adopted as part of the vote of ballot measure #6 during the Oct 2018 annual meeting.</text:span></text:p>
          </draw:text-box>
        </draw:frame>
        <presentation:notes draw:style-name="dp2">
          <draw:page-thumbnail draw:name="Google Shape;149;g56f01d1ee0_1_72:notes" draw:style-name="gr3" draw:layer="layout" svg:width="16.932cm" svg:height="9.524cm" svg:x="1.059cm" svg:y="1.905cm" draw:page-number="13" presentation:class="page"/>
          <draw:frame draw:name="Google Shape;150;g56f01d1ee0_1_72:notes" presentation:style-name="pr17" draw:text-style-name="P7" draw:layer="layout" svg:width="15.239cm" svg:height="11.429cm" svg:x="1.905cm" svg:y="12.065cm" presentation:class="notes" presentation:placeholder="true" presentation:user-transformed="true">
            <draw:text-box/>
          </draw:frame>
        </presentation:notes>
      </draw:page>
      <draw:page draw:name="Please share your thoughts!" draw:style-name="dp1" draw:master-page-name="TITLE_5f_AND_5f_BODY" presentation:presentation-page-layout-name="AL2T1">
        <draw:frame draw:name="Google Shape;158;p26" presentation:style-name="pr4" draw:text-style-name="P8" draw:layer="layout" svg:width="23.667cm" svg:height="1.964cm" svg:x="0.866cm" svg:y="1.236cm" presentation:class="title" presentation:user-transformed="true">
          <draw:text-box>
            <text:p text:style-name="P5"><text:span text:style-name="T6">Please share your thoughts!</text:span></text:p>
          </draw:text-box>
        </draw:frame>
        <draw:frame draw:name="Google Shape;159;p26" presentation:style-name="pr5" draw:text-style-name="P10" draw:layer="layout" svg:width="23.667cm" svg:height="9.173cm" svg:x="0.866cm" svg:y="3.518cm" presentation:class="outline" presentation:user-transformed="true">
          <draw:text-box>
            <text:list text:style-name="L5">
              <text:list-item>
                <text:p text:style-name="P9"><text:span text:style-name="T7">Chat in </text:span><text:span text:style-name="T13"><text:a xlink:href="https://discordapp.com/channels/375365542359465989/406191011564617748" xlink:type="simple">#members</text:a></text:span><text:span text:style-name="T7">, </text:span><text:span text:style-name="T13"><text:a xlink:href="https://discordapp.com/channels/375365542359465989/393462637100400650" xlink:type="simple">#governance</text:a></text:span><text:span text:style-name="T7">, etc.</text:span></text:p>
              </text:list-item>
            </text:list>
            <text:list text:style-name="L6">
              <text:list-item>
                <text:list>
                  <text:list-item>
                    <text:p text:style-name="P9"><text:span text:style-name="T8">Endorse the </text:span><text:span text:style-name="T9"><text:a xlink:href="https://discordapp.com/channels/375365542359465989/393462637100400650/571484475767128074" xlink:type="simple">proposal in the #governance channel at 23:52 UTC Fri Apr 26</text:a></text:span><text:span text:style-name="T8">.</text:span></text:p>
                  </text:list-item>
                </text:list>
              </text:list-item>
              <text:list-item>
                <text:p text:style-name="P9"><text:span text:style-name="T7">Join </text:span><text:span text:style-name="T13"><text:a xlink:href="https://github.com/rchain/bounties/issues/403" xlink:type="simple">@dckc’s weekly office hours</text:a></text:span></text:p>
                <text:list>
                  <text:list-item>
                    <text:p text:style-name="P9"><text:span text:style-name="T8">Sat 1400UTC </text:span><text:span text:style-name="T9"><text:a xlink:href="https://zoom.us/j/6853551826" xlink:type="simple">https://zoom.us/j/6853551826</text:a></text:span><text:span text:style-name="T8"><text:s/></text:span></text:p>
                  </text:list-item>
                </text:list>
              </text:list-item>
              <text:list-item>
                <text:p text:style-name="P9"><text:span text:style-name="T7">Make comments on this slide deck</text:span></text:p>
              </text:list-item>
              <text:list-item>
                <text:p text:style-name="P9"><text:span text:style-name="T7">Raise an issue in the </text:span><text:span text:style-name="T36"><text:a xlink:href="https://github.com/rchain-community/sm19a" xlink:type="simple">sm19a</text:a></text:span><text:span text:style-name="T7"><text:s/>github repo</text:span></text:p>
              </text:list-item>
            </text:list>
          </draw:text-box>
        </draw:frame>
        <presentation:notes draw:style-name="dp2">
          <draw:page-thumbnail draw:name="Google Shape;155;g56b820922f_6_0:notes" draw:style-name="gr3" draw:layer="layout" svg:width="16.932cm" svg:height="9.524cm" svg:x="1.059cm" svg:y="1.905cm" draw:page-number="14" presentation:class="page"/>
          <draw:frame draw:name="Google Shape;156;g56b820922f_6_0:notes" presentation:style-name="pr18" draw:text-style-name="P7" draw:layer="layout" svg:width="15.239cm" svg:height="11.429cm" svg:x="1.905cm" svg:y="12.065cm" presentation:class="notes" presentation:placeholder="true" presentation:user-transformed="true">
            <draw:text-box/>
          </draw:frame>
        </presentation:notes>
      </draw:page>
      <draw:page draw:name="Appendix: RChain Cooperative Status" draw:style-name="dp1" draw:master-page-name="TITLE_5f_AND_5f_BODY" presentation:presentation-page-layout-name="AL2T1">
        <draw:frame draw:name="Google Shape;164;p27" presentation:style-name="pr4" draw:text-style-name="P8" draw:layer="layout" svg:width="23.667cm" svg:height="1.964cm" svg:x="0.866cm" svg:y="1.236cm" presentation:class="title" presentation:user-transformed="true">
          <draw:text-box>
            <text:p text:style-name="P5"><text:span text:style-name="T6">Appendix: RChain Cooperative Status</text:span></text:p>
          </draw:text-box>
        </draw:frame>
        <draw:frame draw:name="Google Shape;165;p27" presentation:style-name="pr5" draw:text-style-name="P10" draw:layer="layout" svg:width="23.667cm" svg:height="9.173cm" svg:x="0.866cm" svg:y="3.518cm" presentation:class="outline" presentation:user-transformed="true">
          <draw:text-box>
            <text:list text:style-name="L5">
              <text:list-item>
                <text:p text:style-name="P9"><text:span text:style-name="T13"><text:a xlink:href="https://github.com/rchain/board/blob/master/Bylaws.md" xlink:type="simple">Bylaws Oct 8 2017</text:a></text:span><text:span text:style-name="T7"><text:s/>(</text:span><text:span text:style-name="T13"><text:a xlink:href="https://github.com/rchain/board/blob/master/2018/10-08/Exhibit%20A%20-%20Amended%20Bylaws%20October%208%2C%202018.pdf" xlink:type="simple">original pdf</text:a></text:span><text:span text:style-name="T7">)</text:span></text:p>
              </text:list-item>
            </text:list>
            <text:list text:style-name="L6">
              <text:list-item>
                <text:list>
                  <text:list-item>
                    <text:p text:style-name="P9"><text:span text:style-name="T7">Governing statute: </text:span><text:span text:style-name="T13"><text:a xlink:href="https://app.leg.wa.gov/rcw/default.aspx?cite=23.86" xlink:type="simple">RCW 23.86</text:a></text:span></text:p>
                  </text:list-item>
                </text:list>
              </text:list-item>
              <text:list-item>
                <text:p text:style-name="P9"><text:span text:style-name="T13"><text:a xlink:href="https://github.com/rchain/board/blob/f2095663deb977532fa80bbce67b3e8344105d33/Coop-board-resolution-transparency-report.md" xlink:type="simple">Board transparency report</text:a></text:span><text:span text:style-name="T7"><text:s/>- decisions, votes thru Oct 27, 2018</text:span></text:p>
              </text:list-item>
              <text:list-item>
                <text:p text:style-name="P9"><text:span text:style-name="T13"><text:a xlink:href="https://drive.google.com/file/d/1QafpOiWsBr7ImeHUako8s8Zh702KIxo3/view" xlink:type="simple">Oct 2018 annual meeting ballot form</text:a></text:span><text:span text:style-name="T7"><text:s/>(cited from </text:span><text:span text:style-name="T13"><text:a xlink:href="https://blog.rchain.coop/blog/2018/10/19/rchain-debriefDebrief" xlink:type="simple">Debrief</text:a></text:span><text:span text:style-name="T13"><text:a xlink:href="https://blog.rchain.coop/blog/2018/10/19/rchain-debrief-99-items-of-business/" xlink:type="simple"> 99</text:a></text:span><text:span text:style-name="T7"><text:s/>blog item)</text:span></text:p>
                <text:list>
                  <text:list-item>
                    <text:p text:style-name="P9"><text:span text:style-name="T8">Item #1 Financial Transparency</text:span></text:p>
                  </text:list-item>
                  <text:list-item>
                    <text:p text:style-name="P9"><text:span text:style-name="T8">Item #4: Member Participation in Governance</text:span></text:p>
                  </text:list-item>
                  <text:list-item>
                    <text:p text:style-name="P9"><text:span text:style-name="T8">Item #5: RChain Monetary Policy</text:span></text:p>
                  </text:list-item>
                  <text:list-item>
                    <text:p text:style-name="P9"><text:span text:style-name="T8">Item #6: RChain Improvement Process</text:span></text:p>
                  </text:list-item>
                </text:list>
              </text:list-item>
              <text:list-item>
                <text:p text:style-name="P9"><text:span text:style-name="T7">Membership: 951 ID-Verified (per Ian Bloom Apr 24)</text:span></text:p>
              </text:list-item>
            </text:list>
          </draw:text-box>
        </draw:frame>
        <draw:custom-shape draw:name="Google Shape;166;p27" draw:style-name="gr1" draw:text-style-name="P4" draw:layer="layout" svg:width="12.646cm" svg:height="1.527cm" svg:x="12.166cm" svg:y="12.25cm">
          <text:p text:style-name="P5"><text:span text:style-name="T5"><text:a xlink:href="https://github.com/rchain-community/sm19a" xlink:type="simple">https://github.com/</text:a></text:span><text:a xlink:href="https://github.com/rchain-community/sm19a" xlink:type="simple">rchain-community/sm19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56b820922f_0_1197:notes" draw:style-name="gr3" draw:layer="layout" svg:width="16.932cm" svg:height="9.524cm" svg:x="1.059cm" svg:y="1.905cm" draw:page-number="15" presentation:class="page"/>
          <draw:frame draw:name="Google Shape;162;g56b820922f_0_1197:notes" presentation:style-name="pr19" draw:text-style-name="P7" draw:layer="layout" svg:width="15.239cm" svg:height="11.429cm" svg:x="1.905cm" svg:y="12.065cm" presentation:class="notes" presentation:placeholder="true" presentation:user-transformed="true">
            <draw:text-box/>
          </draw:frame>
        </presentation:notes>
      </draw:page>
      <draw:page draw:name="Appendix: RChain Coop Staff" draw:style-name="dp1" draw:master-page-name="TITLE_5f_AND_5f_BODY" presentation:presentation-page-layout-name="AL2T1">
        <draw:frame draw:name="Google Shape;171;p28" presentation:style-name="pr4" draw:text-style-name="P8" draw:layer="layout" svg:width="23.667cm" svg:height="1.964cm" svg:x="0.866cm" svg:y="1.236cm" presentation:class="title" presentation:user-transformed="true">
          <draw:text-box>
            <text:p text:style-name="P5"><text:span text:style-name="T6">Appendix: RChain Coop Staff</text:span></text:p>
          </draw:text-box>
        </draw:frame>
        <draw:frame draw:name="Google Shape;172;p28" presentation:style-name="pr5" draw:text-style-name="P10" draw:layer="layout" svg:width="23.667cm" svg:height="9.173cm" svg:x="0.866cm" svg:y="3.518cm" presentation:class="outline" presentation:user-transformed="true">
          <draw:text-box>
            <text:list text:style-name="L5">
              <text:list-item>
                <text:p text:style-name="P9"><text:span text:style-name="T7">Greg M. - President</text:span></text:p>
              </text:list-item>
              <text:list-item>
                <text:p text:style-name="P9"><text:span text:style-name="T7">Lilia R. - General Manager</text:span></text:p>
              </text:list-item>
              <text:list-item>
                <text:p text:style-name="P9"><text:span text:style-name="T7">Ian B. - Administrative Director</text:span></text:p>
              </text:list-item>
              <text:list-item>
                <text:p text:style-name="P9"><text:span text:style-name="T7">Bill S. - Head of Human Resources</text:span></text:p>
              </text:list-item>
              <text:list-item>
                <text:p text:style-name="P9"><text:span text:style-name="T7">Kent S. - Software Developer</text:span></text:p>
              </text:list-item>
              <text:list-item>
                <text:p text:style-name="P9"><text:span text:style-name="T7">Tim M. - Part Time Accounting Assistant</text:span></text:p>
              </text:list-item>
              <text:list-item>
                <text:p text:style-name="P9"><text:span text:style-name="T7">Ned R. - Product Manager</text:span></text:p>
              </text:list-item>
            </text:list>
          </draw:text-box>
        </draw:frame>
        <draw:custom-shape draw:name="Google Shape;173;p28" draw:style-name="gr7" draw:text-style-name="P32" draw:layer="layout" svg:width="6.943cm" svg:height="1.593cm" svg:x="18.456cm" svg:y="0cm">
          <text:p text:style-name="P5"><text:span text:style-name="T4">Source: Bill S., Apr 29</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68;g56f01d1ee0_1_6:notes" draw:style-name="gr3" draw:layer="layout" svg:width="16.932cm" svg:height="9.524cm" svg:x="1.059cm" svg:y="1.905cm" draw:page-number="16" presentation:class="page"/>
          <draw:frame draw:name="Google Shape;169;g56f01d1ee0_1_6:notes" presentation:style-name="pr20" draw:text-style-name="P7" draw:layer="layout" svg:width="15.239cm" svg:height="11.429cm" svg:x="1.905cm" svg:y="12.065cm" presentation:class="notes" presentation:placeholder="true" presentation:user-transformed="true">
            <draw:text-box/>
          </draw:frame>
        </presentation:notes>
      </draw:page>
      <draw:page draw:name="Appendix: RChain Cooperative Officers" draw:style-name="dp1" draw:master-page-name="TITLE_5f_AND_5f_BODY" presentation:presentation-page-layout-name="AL2T1">
        <draw:frame draw:name="Google Shape;178;p29" presentation:style-name="pr4" draw:text-style-name="P8" draw:layer="layout" svg:width="23.667cm" svg:height="1.964cm" svg:x="0.866cm" svg:y="1.236cm" presentation:class="title" presentation:user-transformed="true">
          <draw:text-box>
            <text:p text:style-name="P5"><text:span text:style-name="T6">Appendix: RChain Cooperative Officers</text:span></text:p>
          </draw:text-box>
        </draw:frame>
        <draw:frame draw:name="Google Shape;179;p29" presentation:style-name="pr5" draw:text-style-name="P10" draw:layer="layout" svg:width="23.667cm" svg:height="9.173cm" svg:x="0.866cm" svg:y="3.518cm" presentation:class="outline" presentation:user-transformed="true">
          <draw:text-box>
            <text:list text:style-name="L5">
              <text:list-item>
                <text:p text:style-name="P9"><text:span text:style-name="T7">Greg M. - President</text:span></text:p>
              </text:list-item>
              <text:list-item>
                <text:p text:style-name="P9"><text:span text:style-name="T7">Ravi S. - COO</text:span></text:p>
              </text:list-item>
              <text:list-item>
                <text:p text:style-name="P9"><text:span text:style-name="T7">Treasurer - currently vacant </text:span></text:p>
              </text:list-item>
              <text:list-item>
                <text:p text:style-name="P9"><text:span text:style-name="T7">Secretary - currently vacant </text:span></text:p>
              </text:list-item>
            </text:list>
          </draw:text-box>
        </draw:frame>
        <draw:custom-shape draw:name="Google Shape;180;p29" draw:style-name="gr7" draw:text-style-name="P32" draw:layer="layout" svg:width="6.943cm" svg:height="1.593cm" svg:x="18.456cm" svg:y="0cm">
          <text:p text:style-name="P5"><text:span text:style-name="T4">Source: Bill S., Apr 29</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75;g56f01d1ee0_1_12:notes" draw:style-name="gr3" draw:layer="layout" svg:width="16.932cm" svg:height="9.524cm" svg:x="1.059cm" svg:y="1.905cm" draw:page-number="17" presentation:class="page"/>
          <draw:frame draw:name="Google Shape;176;g56f01d1ee0_1_12:notes" presentation:style-name="pr21" draw:text-style-name="P7" draw:layer="layout" svg:width="15.239cm" svg:height="11.429cm" svg:x="1.905cm" svg:y="12.065cm" presentation:class="notes" presentation:placeholder="true" presentation:user-transformed="true">
            <draw:text-box/>
          </draw:frame>
        </presentation:notes>
      </draw:page>
      <draw:page draw:name="Appendix: planning brainstorm" draw:style-name="dp1" draw:master-page-name="TITLE_5f_AND_5f_BODY" presentation:presentation-page-layout-name="AL2T1">
        <draw:frame draw:name="Google Shape;185;p30" presentation:style-name="pr4" draw:text-style-name="P8" draw:layer="layout" svg:width="23.667cm" svg:height="1.964cm" svg:x="0.866cm" svg:y="1.236cm" presentation:class="title" presentation:user-transformed="true">
          <draw:text-box>
            <text:p text:style-name="P5"><text:span text:style-name="T6">Appendix: planning brainstorm</text:span></text:p>
          </draw:text-box>
        </draw:frame>
        <draw:frame draw:name="Google Shape;186;p30" presentation:style-name="pr5" draw:text-style-name="P10" draw:layer="layout" svg:width="23.667cm" svg:height="10.469cm" svg:x="0.866cm" svg:y="2.892cm" presentation:class="outline" presentation:user-transformed="true">
          <draw:text-box>
            <text:list text:style-name="L5">
              <text:list-item>
                <text:p text:style-name="P9"><text:span text:style-name="T7">When? Where? 2-3 x 90min webinar sessions</text:span></text:p>
              </text:list-item>
            </text:list>
            <text:list text:style-name="L6">
              <text:list-item>
                <text:list>
                  <text:list-item>
                    <text:p text:style-name="P9"><text:span text:style-name="T8">Day, time TBA with &gt;= 7 days notice</text:span></text:p>
                  </text:list-item>
                  <text:list-item>
                    <text:p text:style-name="P9"><text:span text:style-name="T8">Venue: Zoom (+ discord for polling/voting)</text:span></text:p>
                  </text:list-item>
                </text:list>
              </text:list-item>
            </text:list>
            <text:list text:style-name="L11">
              <text:list-item>
                <text:list>
                  <text:list-item>
                    <text:list>
                      <text:list-item>
                        <text:p text:style-name="P9"><text:span text:style-name="T8">Goal: near-real-time note taking (e.g. google doc or this slide deck)</text:span></text:p>
                      </text:list-item>
                    </text:list>
                  </text:list-item>
                  <text:list-item>
                    <text:p text:style-name="P9"><text:span text:style-name="T8">Goal: separate sessions by a few days for “hallway discussion”</text:span></text:p>
                  </text:list-item>
                  <text:list-item>
                    <text:p text:style-name="P9"><text:span text:style-name="T8">Goal: vary times of day for world-wide participation</text:span></text:p>
                  </text:list-item>
                </text:list>
              </text:list-item>
              <text:list-item>
                <text:p text:style-name="P9"><text:span text:style-name="T7">What? Agenda chosen by the chair in this slide deck</text:span></text:p>
                <text:list>
                  <text:list-item>
                    <text:p text:style-name="P9"><text:span text:style-name="T8">Formal proposals in writing &gt;=48hrs before final session</text:span></text:p>
                    <text:list>
                      <text:list-item>
                        <text:p text:style-name="P9"><text:span text:style-name="T8">Reference materials frozen by cryptographic commitment (git hash, sha256, etc.)</text:span></text:p>
                      </text:list-item>
                    </text:list>
                  </text:list-item>
                </text:list>
              </text:list-item>
              <text:list-item>
                <text:p text:style-name="P9"><text:span text:style-name="T7">Who? RChain members</text:span></text:p>
                <text:list>
                  <text:list-item>
                    <text:p text:style-name="P9"><text:span text:style-name="T8">Polls, votes conducted in member-only discord channel(s)</text:span></text:p>
                  </text:list-item>
                </text:list>
              </text:list-item>
            </text:list>
            <text:list text:style-name="L15">
              <text:list-item>
                <text:list>
                  <text:list-item>
                    <text:p text:style-name="P9"><text:span text:style-name="T37">Risk of listening by non-members is acknowledged; no enforcement planned</text:span></text:p>
                  </text:list-item>
                </text:list>
              </text:list-item>
              <text:list-item>
                <text:p text:style-name="P9"><text:span text:style-name="T7">Why? </text:span><text:span text:style-name="T13"><text:a xlink:href="https://discordapp.com/channels/375365542359465989/393462637100400650/571484475767128074" xlink:type="simple">expressed will of &gt;= 10% of the membership</text:a></text:span></text:p>
              </text:list-item>
            </text:list>
            <text:list text:style-name="L11">
              <text:list-item>
                <text:list>
                  <text:list-item>
                    <text:p text:style-name="P9"><text:span text:style-name="T8">per </text:span><text:span text:style-name="T9"><text:a xlink:href="https://github.com/rchain/board/blob/master/Bylaws.md" xlink:type="simple">bylaws</text:a></text:span><text:span text:style-name="T8"><text:s/>of Oct 8, 2018</text:span></text:p>
                  </text:list-item>
                </text:list>
              </text:list-item>
            </text:list>
          </draw:text-box>
        </draw:frame>
        <draw:custom-shape draw:name="Google Shape;187;p30" draw:style-name="gr4" draw:text-style-name="P11" draw:layer="layout" svg:width="7.727cm" svg:height="3.529cm" svg:x="17.673cm" svg:y="0.918cm">
          <text:p text:style-name="P5"><text:span text:style-name="T16">Note </text:span><text:span text:style-name="T21"><text:a xlink:href="https://doodle.com/poll/s4hvhecneurenh3c" xlink:type="simple">doodle poll for time slots</text:a></text:span><text:span text:style-name="T16"><text:s/>as early as May 4, 6</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82;g56f01d1ee0_1_21:notes" draw:style-name="gr3" draw:layer="layout" svg:width="16.932cm" svg:height="9.524cm" svg:x="1.059cm" svg:y="1.905cm" draw:page-number="18" presentation:class="page"/>
          <draw:frame draw:name="Google Shape;183;g56f01d1ee0_1_21:notes" presentation:style-name="pr22" draw:text-style-name="P7" draw:layer="layout" svg:width="15.239cm" svg:height="11.429cm" svg:x="1.905cm" svg:y="12.065cm" presentation:class="notes" presentation:placeholder="true" presentation:user-transformed="true">
            <draw:text-box/>
          </draw:frame>
        </presentation:notes>
        <officeooo:annotation svg:x="1.587cm" svg:y="3.174cm">
          <dc:creator>Dan Connolly</dc:creator>
          <dc:date>2019-04-24T23:51:44.501000000</dc:date>
          <text:p>board would need to buy-in / delegate</text:p>
        </officeooo:annotation>
        <officeooo:annotation svg:x="1.587cm" svg:y="3.174cm">
          <dc:creator>Dan Connolly</dc:creator>
          <dc:date>2019-04-25T01:14:25.790000000</dc:date>
          <text:p>bylaws say "Meeting notices will be accompanied by a written or electronic ballot relating to all matters to be voted on at the meeting. " time constraints on meeting notices?</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P9"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custom-shape draw:name="Google Shape;13;p2" draw:style-name="Mgr4"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5"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custom-shape draw:name="Google Shape;16;p2" draw:style-name="Mgr4"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5"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6;p4" draw:style-name="Mgr6"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custom-shape draw:name="Google Shape;30;p4" draw:style-name="Mgr7" draw:text-style-name="MP9" draw:layer="backgroundobjects" svg:width="12.646cm" svg:height="1.527cm" svg:x="12.753cm" svg:y="12.488cm">
        <text:p><text:a xlink:href="https://github.com/rchain-community/sm19a" xlink:type="simple">https://github.com/</text:a><text:a xlink:href="https://github.com/rchain-community/sm19a" xlink:type="simple">rchain-community/sm19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7"/>
    <meta:generator>LibreOfficeDev/6.0.5.2$Linux_X86_64 LibreOffice_project/</meta:generator>
  </office:meta>
</office:document-meta>
</file>